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315cm" fo:min-width="2.487cm" fo:padding-top="0.165cm" fo:padding-bottom="0.165cm" fo:padding-left="0.29cm" fo:padding-right="0.29cm" fo:wrap-option="no-wrap"/>
      <style:paragraph-properties style:writing-mode="lr-tb"/>
    </style:style>
    <style:style style:name="gr2"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5.719cm" fo:min-width="9.787cm" fo:padding-top="0.165cm" fo:padding-bottom="0.165cm" fo:padding-left="0.29cm" fo:padding-right="0.29cm"/>
      <style:paragraph-properties style:writing-mode="lr-tb"/>
    </style:style>
    <style:style style:name="gr3"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241cm" fo:min-width="3.15cm" fo:padding-top="0.165cm" fo:padding-bottom="0.165cm" fo:padding-left="0.29cm" fo:padding-right="0.29cm"/>
      <style:paragraph-properties style:writing-mode="lr-tb"/>
    </style:style>
    <style:style style:name="gr4"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909cm" fo:min-width="3.31cm" fo:padding-top="0.165cm" fo:padding-bottom="0.165cm" fo:padding-left="0.29cm" fo:padding-right="0.29cm"/>
      <style:paragraph-properties style:writing-mode="lr-tb"/>
    </style:style>
    <style:style style:name="gr5" style:family="graphic" style:parent-style-name="objectwithoutfill">
      <style:graphic-properties svg:stroke-width="0.081cm" svg:stroke-color="#1c1c1c" draw:marker-start-width="0.321cm" draw:marker-end="Arrow" draw:marker-end-width="0.421cm" draw:fill="solid" draw:fill-color="#ffffff" draw:textarea-vertical-align="middle" fo:padding-top="0.165cm" fo:padding-bottom="0.165cm" fo:padding-left="0.29cm" fo:padding-right="0.29cm"/>
    </style:style>
    <style:style style:name="gr6"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12.958cm" fo:min-width="20.836cm" fo:padding-top="0.165cm" fo:padding-bottom="0.165cm" fo:padding-left="0.29cm" fo:padding-right="0.29cm"/>
      <style:paragraph-properties style:writing-mode="lr-tb"/>
    </style:style>
    <style:style style:name="gr7"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829cm" fo:min-width="3.23cm" fo:padding-top="0.165cm" fo:padding-bottom="0.165cm" fo:padding-left="0.29cm" fo:padding-right="0.29cm"/>
      <style:paragraph-properties style:writing-mode="lr-tb"/>
    </style:style>
    <style:style style:name="gr8"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0.903cm" fo:min-width="2.812cm" fo:padding-top="0.165cm" fo:padding-bottom="0.165cm" fo:padding-left="0.29cm" fo:padding-right="0.29cm"/>
      <style:paragraph-properties style:writing-mode="lr-tb"/>
    </style:style>
    <style:style style:name="gr9"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7.036cm" fo:min-width="15.676cm" fo:padding-top="0.165cm" fo:padding-bottom="0.165cm" fo:padding-left="0.29cm" fo:padding-right="0.29cm"/>
      <style:paragraph-properties style:writing-mode="lr-tb"/>
    </style:style>
    <style:style style:name="P1" style:family="paragraph">
      <style:paragraph-properties fo:text-align="center" style:writing-mode="lr-tb"/>
    </style:style>
    <style:style style:name="P2" style:family="paragraph">
      <loext:graphic-properties draw:fill-color="#ffffff"/>
      <style:paragraph-properties fo:text-align="center" style:writing-mode="lr-tb"/>
    </style:style>
    <style:style style:name="P3" style:family="paragraph">
      <style:paragraph-properties fo:text-align="center" style:writing-mode="lr-tb"/>
      <style:text-properties fo:font-weight="bold" style:font-weight-asian="bold" style:font-weight-complex="bold"/>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loext:graphic-properties draw:fill="solid" draw:fill-color="#ffffff"/>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572cm" svg:height="2.413cm" svg:x="0.238cm" svg:y="5.064cm">
          <text:p text:style-name="P1">Experiment<text:line-break/>Ide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10.287cm" svg:height="5.969cm" svg:x="5.826cm" svg:y="3.286cm">
          <text:p text:style-name="P3"><text:span text:style-name="T1">Experiment Scoping</text:span></text:p>
          <draw:enhanced-geometry svg:viewBox="0 0 21600 21600" draw:type="rectangle" draw:enhanced-path="M 0 0 L 21600 0 21600 21600 0 21600 0 0 Z N"/>
        </draw:custom-shape>
        <draw:custom-shape draw:style-name="gr3" draw:text-style-name="P2" xml:id="id3" draw:id="id3" draw:layer="layout" svg:width="3.81cm" svg:height="1.651cm" svg:x="17.637cm" svg:y="5.445cm">
          <text:p text:style-name="P1">Goal<text:line-break/>Definition</text:p>
          <draw:enhanced-geometry svg:viewBox="0 0 21600 21600" draw:path-stretchpoint-x="10800" draw:path-stretchpoint-y="10800" draw:text-areas="?f3 ?f4 ?f5 ?f6" draw:type="round-rectangle" draw:modifiers="9335.59322033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2" draw:id="id2" draw:layer="layout" svg:width="3.81cm" svg:height="2.159cm" svg:x="9.255cm" svg:y="5.191cm">
          <text:p text:style-name="P1">Scope<text:line-break/>Experiment</text:p>
          <draw:enhanced-geometry svg:viewBox="0 0 21600 21600" draw:type="rectangle" draw:enhanced-path="M 0 0 L 21600 0 21600 21600 0 21600 0 0 Z N"/>
        </draw:custom-shape>
        <draw:connector draw:style-name="gr5" draw:text-style-name="P5" draw:layer="layout" draw:type="line" svg:x1="4.81cm" svg:y1="6.27cm" svg:x2="9.255cm" svg:y2="6.27cm" draw:start-shape="id1" draw:start-glue-point="1" draw:end-shape="id2" draw:end-glue-point="3" svg:d="M4810 6270h4445" svg:viewBox="0 0 4446 1">
          <text:p/>
        </draw:connector>
        <draw:connector draw:style-name="gr5" draw:text-style-name="P5" draw:layer="layout" draw:type="line" svg:x1="13.065cm" svg:y1="6.27cm" svg:x2="17.637cm" svg:y2="6.27cm" draw:start-shape="id2" draw:start-glue-point="1" draw:end-shape="id3" draw:end-glue-point="3" svg:d="M13065 6270h4572" svg:viewBox="0 0 4573 1">
          <text:p/>
        </draw:connector>
        <draw:custom-shape draw:style-name="gr6" draw:text-style-name="P4" draw:layer="layout" svg:width="21.336cm" svg:height="13.208cm" svg:x="5.191cm" svg:y="11.668cm">
          <text:p text:style-name="P3"><text:span text:style-name="T1">Experiment Planning</text:span></text:p>
          <draw:enhanced-geometry svg:viewBox="0 0 21600 21600" draw:type="rectangle" draw:enhanced-path="M 0 0 L 21600 0 21600 21600 0 21600 0 0 Z N"/>
        </draw:custom-shape>
        <draw:custom-shape draw:style-name="gr7" draw:text-style-name="P2" xml:id="id4" draw:id="id4" draw:layer="layout" svg:width="3.81cm" svg:height="2.159cm" svg:x="6.334cm" svg:y="13.065cm">
          <text:p text:style-name="P1">Context<text:line-break/>selection</text:p>
          <draw:enhanced-geometry svg:viewBox="0 0 21600 21600" draw:type="rectangle" draw:enhanced-path="M 0 0 L 21600 0 21600 21600 0 21600 0 0 Z N"/>
        </draw:custom-shape>
        <draw:custom-shape draw:style-name="gr7" draw:text-style-name="P2" xml:id="id5" draw:id="id5" draw:layer="layout" svg:width="3.81cm" svg:height="2.159cm" svg:x="11.487cm" svg:y="14.462cm">
          <text:p text:style-name="P1">Hypothesis<text:line-break/>formulation</text:p>
          <draw:enhanced-geometry svg:viewBox="0 0 21600 21600" draw:type="rectangle" draw:enhanced-path="M 0 0 L 21600 0 21600 21600 0 21600 0 0 Z N"/>
        </draw:custom-shape>
        <draw:custom-shape draw:style-name="gr7" draw:text-style-name="P2" xml:id="id6" draw:id="id6" draw:layer="layout" svg:width="3.81cm" svg:height="2.159cm" svg:x="16.694cm" svg:y="15.859cm">
          <text:p text:style-name="P1">Variables<text:line-break/>selection</text:p>
          <draw:enhanced-geometry svg:viewBox="0 0 21600 21600" draw:type="rectangle" draw:enhanced-path="M 0 0 L 21600 0 21600 21600 0 21600 0 0 Z N"/>
        </draw:custom-shape>
        <draw:custom-shape draw:style-name="gr7" draw:text-style-name="P2" xml:id="id7" draw:id="id7" draw:layer="layout" svg:width="3.81cm" svg:height="2.159cm" svg:x="21.828cm" svg:y="17.383cm">
          <text:p text:style-name="P1">Selection<text:line-break/>of subjects</text:p>
          <draw:enhanced-geometry svg:viewBox="0 0 21600 21600" draw:type="rectangle" draw:enhanced-path="M 0 0 L 21600 0 21600 21600 0 21600 0 0 Z N"/>
        </draw:custom-shape>
        <draw:custom-shape draw:style-name="gr7" draw:text-style-name="P2" xml:id="id8" draw:id="id8" draw:layer="layout" svg:width="3.81cm" svg:height="2.159cm" svg:x="16.694cm" svg:y="18.859cm">
          <text:p text:style-name="P1">Choice of<text:line-break/>design type</text:p>
          <draw:enhanced-geometry svg:viewBox="0 0 21600 21600" draw:type="rectangle" draw:enhanced-path="M 0 0 L 21600 0 21600 21600 0 21600 0 0 Z N"/>
        </draw:custom-shape>
        <draw:custom-shape draw:style-name="gr7" draw:text-style-name="P2" xml:id="id9" draw:id="id9" draw:layer="layout" svg:width="3.81cm" svg:height="2.159cm" svg:x="11.487cm" svg:y="20.462cm">
          <text:p text:style-name="P1">Instrumen-<text:line-break/>tation</text:p>
          <draw:enhanced-geometry svg:viewBox="0 0 21600 21600" draw:type="rectangle" draw:enhanced-path="M 0 0 L 21600 0 21600 21600 0 21600 0 0 Z N"/>
        </draw:custom-shape>
        <draw:custom-shape draw:style-name="gr7" draw:text-style-name="P2" xml:id="id10" draw:id="id10" draw:layer="layout" svg:width="3.81cm" svg:height="2.159cm" svg:x="6.334cm" svg:y="22.065cm">
          <text:p text:style-name="P1">Validity<text:line-break/>evaluation</text:p>
          <draw:enhanced-geometry svg:viewBox="0 0 21600 21600" draw:type="rectangle" draw:enhanced-path="M 0 0 L 21600 0 21600 21600 0 21600 0 0 Z N"/>
        </draw:custom-shape>
        <draw:connector draw:style-name="gr5" draw:text-style-name="P5" draw:layer="layout" draw:type="line" svg:x1="10.144cm" svg:y1="14.144cm" svg:x2="11.487cm" svg:y2="15.541cm" draw:start-shape="id4" draw:start-glue-point="1" draw:end-shape="id5" draw:end-glue-point="3" svg:d="M10144 14144l1343 1397" svg:viewBox="0 0 1344 1398">
          <text:p/>
        </draw:connector>
        <draw:connector draw:style-name="gr5" draw:text-style-name="P5" draw:layer="layout" draw:type="line" svg:x1="15.297cm" svg:y1="15.541cm" svg:x2="16.694cm" svg:y2="16.938cm" draw:start-shape="id5" draw:start-glue-point="1" draw:end-shape="id6" draw:end-glue-point="3" svg:d="M15297 15541l1397 1397" svg:viewBox="0 0 1398 1398">
          <text:p/>
        </draw:connector>
        <draw:connector draw:style-name="gr5" draw:text-style-name="P5" draw:layer="layout" draw:type="line" svg:x1="20.504cm" svg:y1="16.938cm" svg:x2="21.828cm" svg:y2="18.462cm" draw:start-shape="id6" draw:start-glue-point="1" draw:end-shape="id7" draw:end-glue-point="3" svg:d="M20504 16938l1324 1524" svg:viewBox="0 0 1325 1525">
          <text:p/>
        </draw:connector>
        <draw:connector draw:style-name="gr5" draw:text-style-name="P5" draw:layer="layout" draw:type="line" svg:x1="21.828cm" svg:y1="18.462cm" svg:x2="20.504cm" svg:y2="19.938cm" draw:start-shape="id7" draw:start-glue-point="3" draw:end-shape="id8" draw:end-glue-point="1" svg:d="M21828 18462l-1324 1476" svg:viewBox="0 0 1325 1477">
          <text:p/>
        </draw:connector>
        <draw:connector draw:style-name="gr5" draw:text-style-name="P5" draw:layer="layout" draw:type="line" svg:x1="16.694cm" svg:y1="19.938cm" svg:x2="15.297cm" svg:y2="21.541cm" draw:start-shape="id8" draw:start-glue-point="3" draw:end-shape="id9" draw:end-glue-point="1" svg:d="M16694 19938l-1397 1603" svg:viewBox="0 0 1398 1604">
          <text:p/>
        </draw:connector>
        <draw:connector draw:style-name="gr5" draw:text-style-name="P5" draw:layer="layout" draw:type="line" svg:x1="11.487cm" svg:y1="21.541cm" svg:x2="10.144cm" svg:y2="23.144cm" draw:start-shape="id9" draw:start-glue-point="3" draw:end-shape="id10" draw:end-glue-point="1" svg:d="M11487 21541l-1343 1603" svg:viewBox="0 0 1344 1604">
          <text:p/>
        </draw:connector>
        <draw:custom-shape draw:style-name="gr8" draw:text-style-name="P2" xml:id="id11" draw:id="id11" draw:layer="layout" svg:width="3.81cm" svg:height="1.651cm" svg:x="0.365cm" svg:y="13.319cm">
          <text:p text:style-name="P1">Goal<text:line-break/>Definition</text:p>
          <draw:enhanced-geometry svg:viewBox="0 0 21600 21600" draw:path-stretchpoint-x="10800" draw:path-stretchpoint-y="10800" draw:text-areas="?f3 ?f4 ?f5 ?f6" draw:type="round-rectangle" draw:modifiers="9335.59322033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4.175cm" svg:y1="14.144cm" svg:x2="6.334cm" svg:y2="14.144cm" draw:start-shape="id11" draw:start-glue-point="1" draw:end-shape="id4" draw:end-glue-point="3" svg:d="M4175 14144h2159" svg:viewBox="0 0 2160 1">
          <text:p/>
        </draw:connector>
        <draw:custom-shape draw:style-name="gr8" draw:text-style-name="P2" xml:id="id12" draw:id="id12" draw:layer="layout" svg:width="3.81cm" svg:height="1.651cm" svg:x="6.334cm" svg:y="25.765cm">
          <text:p text:style-name="P1">Experiment<text:line-break/>design</text:p>
          <draw:enhanced-geometry svg:viewBox="0 0 21600 21600" draw:path-stretchpoint-x="10800" draw:path-stretchpoint-y="10800" draw:text-areas="?f3 ?f4 ?f5 ?f6" draw:type="round-rectangle" draw:modifiers="9335.59322033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8.239cm" svg:y1="24.224cm" svg:x2="8.239cm" svg:y2="25.765cm" draw:start-shape="id10" draw:start-glue-point="2" draw:end-shape="id12" draw:end-glue-point="0" svg:d="M8239 24224v1541" svg:viewBox="0 0 1 1542">
          <text:p/>
        </draw:connector>
      </draw:page>
      <draw:page draw:name="page2" draw:style-name="dp1" draw:master-page-name="Default">
        <draw:custom-shape draw:style-name="gr9" draw:text-style-name="P4" draw:layer="layout" svg:width="16.256cm" svg:height="7.366cm" svg:x="2.397cm" svg:y="3.032cm">
          <text:p text:style-name="P3"><text:span text:style-name="T1">Experiment Operation</text:span></text:p>
          <draw:enhanced-geometry svg:viewBox="0 0 21600 21600" draw:type="rectangle" draw:enhanced-path="M 0 0 L 21600 0 21600 21600 0 21600 0 0 Z N"/>
        </draw:custom-shape>
        <draw:custom-shape draw:style-name="gr7" draw:text-style-name="P2" xml:id="id13" draw:id="id13" draw:layer="layout" svg:width="3.81cm" svg:height="2.159cm" svg:x="3.54cm" svg:y="4.429cm">
          <text:p text:style-name="P1">Preparation</text:p>
          <draw:enhanced-geometry svg:viewBox="0 0 21600 21600" draw:type="rectangle" draw:enhanced-path="M 0 0 L 21600 0 21600 21600 0 21600 0 0 Z N"/>
        </draw:custom-shape>
        <draw:custom-shape draw:style-name="gr7" draw:text-style-name="P2" xml:id="id14" draw:id="id14" draw:layer="layout" svg:width="3.81cm" svg:height="2.159cm" svg:x="8.693cm" svg:y="5.826cm">
          <text:p text:style-name="P1">Execution</text:p>
          <draw:enhanced-geometry svg:viewBox="0 0 21600 21600" draw:type="rectangle" draw:enhanced-path="M 0 0 L 21600 0 21600 21600 0 21600 0 0 Z N"/>
        </draw:custom-shape>
        <draw:custom-shape draw:style-name="gr7" draw:text-style-name="P2" xml:id="id15" draw:id="id15" draw:layer="layout" svg:width="3.81cm" svg:height="2.159cm" svg:x="13.9cm" svg:y="7.223cm">
          <text:p text:style-name="P1">Data<text:line-break/>validation</text:p>
          <draw:enhanced-geometry svg:viewBox="0 0 21600 21600" draw:type="rectangle" draw:enhanced-path="M 0 0 L 21600 0 21600 21600 0 21600 0 0 Z N"/>
        </draw:custom-shape>
        <draw:connector draw:style-name="gr5" draw:text-style-name="P5" draw:layer="layout" draw:type="line" svg:x1="7.35cm" svg:y1="5.508cm" svg:x2="8.693cm" svg:y2="6.905cm" draw:start-shape="id13" draw:start-glue-point="1" draw:end-shape="id14" draw:end-glue-point="3" svg:d="M7350 5508l1343 1397" svg:viewBox="0 0 1344 1398">
          <text:p/>
        </draw:connector>
        <draw:connector draw:style-name="gr5" draw:text-style-name="P5" draw:layer="layout" draw:type="line" svg:x1="12.503cm" svg:y1="6.905cm" svg:x2="13.9cm" svg:y2="8.302cm" draw:start-shape="id14" draw:start-glue-point="1" draw:end-shape="id15" draw:end-glue-point="3" svg:d="M12503 6905l1397 1397" svg:viewBox="0 0 1398 1398">
          <text:p/>
        </draw:connector>
        <draw:custom-shape draw:style-name="gr8" draw:text-style-name="P2" xml:id="id16" draw:id="id16" draw:layer="layout" svg:width="3.81cm" svg:height="1.651cm" svg:x="-2.429cm" svg:y="4.683cm">
          <text:p text:style-name="P1">Experiment<text:line-break/>design</text:p>
          <draw:enhanced-geometry svg:viewBox="0 0 21600 21600" draw:path-stretchpoint-x="10800" draw:path-stretchpoint-y="10800" draw:text-areas="?f3 ?f4 ?f5 ?f6" draw:type="round-rectangle" draw:modifiers="9335.59322033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381cm" svg:y1="5.508cm" svg:x2="3.54cm" svg:y2="5.508cm" draw:start-shape="id16" draw:start-glue-point="1" draw:end-shape="id13" draw:end-glue-point="3" svg:d="M1381 5508h2159" svg:viewBox="0 0 2160 1">
          <text:p/>
        </draw:connector>
        <draw:custom-shape draw:style-name="gr8" draw:text-style-name="P2" xml:id="id17" draw:id="id17" draw:layer="layout" svg:width="3.81cm" svg:height="1.651cm" svg:x="19.796cm" svg:y="7.477cm">
          <text:p text:style-name="P1">Experiment<text:line-break/>data</text:p>
          <draw:enhanced-geometry svg:viewBox="0 0 21600 21600" draw:path-stretchpoint-x="10800" draw:path-stretchpoint-y="10800" draw:text-areas="?f3 ?f4 ?f5 ?f6" draw:type="round-rectangle" draw:modifiers="9335.59322033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7.71cm" svg:y1="8.302cm" svg:x2="19.796cm" svg:y2="8.302cm" draw:start-shape="id15" draw:start-glue-point="1" draw:end-shape="id17" draw:end-glue-point="3" svg:d="M17710 8302h2086" svg:viewBox="0 0 2087 1">
          <text:p/>
        </draw:connector>
        <draw:custom-shape draw:style-name="gr9" draw:text-style-name="P4" draw:layer="layout" svg:width="16.256cm" svg:height="7.366cm" svg:x="2.398cm" svg:y="13.032cm">
          <text:p text:style-name="P3"><text:span text:style-name="T1">Analysis and Interpretation</text:span></text:p>
          <draw:enhanced-geometry svg:viewBox="0 0 21600 21600" draw:type="rectangle" draw:enhanced-path="M 0 0 L 21600 0 21600 21600 0 21600 0 0 Z N"/>
        </draw:custom-shape>
        <draw:custom-shape draw:style-name="gr7" draw:text-style-name="P2" xml:id="id18" draw:id="id18" draw:layer="layout" svg:width="3.81cm" svg:height="2.159cm" svg:x="3.541cm" svg:y="14.429cm">
          <text:p text:style-name="P1">Descriptive<text:line-break/>statistics</text:p>
          <draw:enhanced-geometry svg:viewBox="0 0 21600 21600" draw:type="rectangle" draw:enhanced-path="M 0 0 L 21600 0 21600 21600 0 21600 0 0 Z N"/>
        </draw:custom-shape>
        <draw:custom-shape draw:style-name="gr7" draw:text-style-name="P2" xml:id="id19" draw:id="id19" draw:layer="layout" svg:width="3.81cm" svg:height="2.159cm" svg:x="8.694cm" svg:y="15.826cm">
          <text:p text:style-name="P1">Data set<text:line-break/>reduction</text:p>
          <draw:enhanced-geometry svg:viewBox="0 0 21600 21600" draw:type="rectangle" draw:enhanced-path="M 0 0 L 21600 0 21600 21600 0 21600 0 0 Z N"/>
        </draw:custom-shape>
        <draw:custom-shape draw:style-name="gr7" draw:text-style-name="P2" xml:id="id20" draw:id="id20" draw:layer="layout" svg:width="3.81cm" svg:height="2.159cm" svg:x="13.901cm" svg:y="17.223cm">
          <text:p text:style-name="P1">Hypothesis<text:line-break/>testing</text:p>
          <draw:enhanced-geometry svg:viewBox="0 0 21600 21600" draw:type="rectangle" draw:enhanced-path="M 0 0 L 21600 0 21600 21600 0 21600 0 0 Z N"/>
        </draw:custom-shape>
        <draw:connector draw:style-name="gr5" draw:text-style-name="P5" draw:layer="layout" draw:type="line" svg:x1="7.351cm" svg:y1="15.508cm" svg:x2="8.694cm" svg:y2="16.905cm" draw:start-shape="id18" draw:start-glue-point="1" draw:end-shape="id19" draw:end-glue-point="3" svg:d="M7351 15508l1343 1397" svg:viewBox="0 0 1344 1398">
          <text:p/>
        </draw:connector>
        <draw:connector draw:style-name="gr5" draw:text-style-name="P5" draw:layer="layout" draw:type="line" svg:x1="12.504cm" svg:y1="16.905cm" svg:x2="13.901cm" svg:y2="18.302cm" draw:start-shape="id19" draw:start-glue-point="1" draw:end-shape="id20" draw:end-glue-point="3" svg:d="M12504 16905l1397 1397" svg:viewBox="0 0 1398 1398">
          <text:p/>
        </draw:connector>
        <draw:custom-shape draw:style-name="gr8" draw:text-style-name="P2" xml:id="id21" draw:id="id21" draw:layer="layout" svg:width="3.81cm" svg:height="1.651cm" svg:x="-2.428cm" svg:y="14.683cm">
          <text:p text:style-name="P1">Experiment<text:line-break/>data</text:p>
          <draw:enhanced-geometry svg:viewBox="0 0 21600 21600" draw:path-stretchpoint-x="10800" draw:path-stretchpoint-y="10800" draw:text-areas="?f3 ?f4 ?f5 ?f6" draw:type="round-rectangle" draw:modifiers="9335.59322033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382cm" svg:y1="15.508cm" svg:x2="3.541cm" svg:y2="15.508cm" draw:start-shape="id21" draw:start-glue-point="1" draw:end-shape="id18" draw:end-glue-point="3" svg:d="M1382 15508h2159" svg:viewBox="0 0 2160 1">
          <text:p/>
        </draw:connector>
        <draw:custom-shape draw:style-name="gr8" draw:text-style-name="P2" xml:id="id22" draw:id="id22" draw:layer="layout" svg:width="3.81cm" svg:height="1.651cm" svg:x="19.797cm" svg:y="17.477cm">
          <text:p text:style-name="P1">Conclusions</text:p>
          <draw:enhanced-geometry svg:viewBox="0 0 21600 21600" draw:path-stretchpoint-x="10800" draw:path-stretchpoint-y="10800" draw:text-areas="?f3 ?f4 ?f5 ?f6" draw:type="round-rectangle" draw:modifiers="9335.59322033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7.711cm" svg:y1="18.302cm" svg:x2="19.797cm" svg:y2="18.302cm" draw:start-shape="id20" draw:start-glue-point="1" draw:end-shape="id22" draw:end-glue-point="3" svg:d="M17711 18302h2086" svg:viewBox="0 0 2087 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13:09:19.784501626</meta:creation-date>
    <dc:date>2020-10-05T04:06:31.316231114</dc:date>
    <meta:editing-duration>PT9M25S</meta:editing-duration>
    <meta:editing-cycles>3</meta:editing-cycles>
    <meta:generator>LibreOffice/6.4.6.2$Linux_X86_64 LibreOffice_project/40$Build-2</meta:generator>
    <meta:document-statistic meta:object-count="44"/>
  </office:meta>
</office:document-meta>
</file>